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32000000258EC8EC29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4c4c4c" draw:marker-start-width="0.356cm" draw:marker-end-width="0.356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3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1.274cm" fo:min-width="18.608cm"/>
    </style:style>
    <style:style style:name="gr4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2.798cm" fo:min-width="18.608cm"/>
    </style:style>
    <style:style style:name="gr5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7.116cm" fo:min-width="18.608cm"/>
    </style:style>
    <style:style style:name="gr6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0cm" fo:min-width="18.608cm"/>
    </style:style>
    <style:style style:name="gr7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3.507cm" fo:min-width="18.608cm"/>
    </style:style>
    <style:style style:name="gr8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13.089cm" fo:min-width="18.608cm"/>
    </style:style>
    <style:style style:name="gr9" style:family="graphic" style:parent-style-name="standard">
      <style:graphic-properties draw:stroke="none" svg:stroke-color="#000000" draw:fill="solid" draw:fill-color="#94476b" draw:textarea-horizontal-align="left" draw:auto-grow-height="true" draw:auto-grow-width="false" fo:min-height="3.052cm" fo:min-width="18.608cm"/>
    </style:style>
    <style:style style:name="pr1" style:family="presentation" style:parent-style-name="lyt-sunrise-subtitle">
      <style:graphic-properties draw:fill-color="#ffffff" fo:min-height="16.155cm"/>
    </style:style>
    <style:style style:name="pr2" style:family="presentation" style:parent-style-name="lyt-sunrise-notes">
      <style:graphic-properties draw:fill-color="#ffffff" draw:auto-grow-height="true" fo:min-height="12.572cm"/>
    </style:style>
    <style:style style:name="pr3" style:family="presentation" style:parent-style-name="lyt-sunrise-title">
      <style:graphic-properties fo:min-height="3.506cm"/>
    </style:style>
    <style:style style:name="pr4" style:family="presentation" style:parent-style-name="lyt-sunrise-notes">
      <style:graphic-properties draw:fill-color="#ffffff" fo:min-height="12.572cm"/>
    </style:style>
    <style:style style:name="pr5" style:family="presentation" style:parent-style-name="lyt-sunrise-outline1">
      <style:graphic-properties fo:min-height="12.179cm"/>
    </style:style>
    <style:style style:name="pr6" style:family="presentation" style:parent-style-name="lyt-sunrise-outline1">
      <style:graphic-properties fo:min-height="6.262cm"/>
    </style:style>
    <style:style style:name="pr7" style:family="presentation" style:parent-style-name="lyt-sunrise-outline1">
      <style:graphic-properties fo:min-height="5.808cm"/>
    </style:style>
    <style:style style:name="pr8" style:family="presentation" style:parent-style-name="lyt-sunrise-title">
      <style:graphic-properties draw:auto-grow-height="true" fo:min-height="3.506cm"/>
    </style:style>
    <style:style style:name="pr9" style:family="presentation" style:parent-style-name="lyt-sunrise-outline1">
      <style:graphic-properties draw:auto-grow-height="true" fo:min-height="8.973cm"/>
    </style:style>
    <style:style style:name="pr10" style:family="presentation" style:parent-style-name="lyt-sunrise-outline1">
      <style:graphic-properties draw:auto-grow-height="true" fo:min-height="5.808cm"/>
    </style:style>
    <style:style style:name="pr11" style:family="presentation" style:parent-style-name="lyt-sunrise-outline1">
      <style:graphic-properties draw:auto-grow-height="true" fo:min-height="4.484cm"/>
    </style:style>
    <style:style style:name="co1" style:family="table-column">
      <style:table-column-properties style:column-width="5.355cm" style:use-optimal-column-width="false"/>
    </style:style>
    <style:style style:name="co2" style:family="table-column">
      <style:table-column-properties style:column-width="5.248cm" style:use-optimal-column-width="false"/>
    </style:style>
    <style:style style:name="co3" style:family="table-column">
      <style:table-column-properties style:column-width="4.454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/>
    </style:style>
    <style:style style:name="P7" style:family="paragraph">
      <style:text-properties fo:color="#ffffff" fo:font-size="18pt"/>
    </style:style>
    <style:style style:name="P8" style:family="paragraph">
      <style:text-properties fo:font-size="26.3999996185303pt"/>
    </style:style>
    <style:style style:name="P9" style:family="paragraph"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text-style-name="P1" draw:layer="layout" svg:width="25.199cm" svg:height="16.155cm" svg:x="1.4cm" svg:y="0.937cm" presentation:class="subtitle">
          <draw:text-box>
            <text:p text:style-name="P1"><text:span text:style-name="T1">Python: Lists and Files</text:span></text:p>
            <text:p text:style-name="P1"><text:span text:style-name="T1"/></text:p>
            <text:p text:style-name="P1"><text:span text:style-name="T2">Only two more classes to go before warp speed data process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0">
        <draw:frame presentation:style-name="pr3" draw:layer="layout" svg:width="25.199cm" svg:height="3.506cm" svg:x="1.4cm" svg:y="0.937cm" presentation:class="title" presentation:user-transformed="true">
          <draw:text-box>
            <text:p>Reminder: Python Data Types</text:p>
          </draw:text-box>
        </draw:frame>
        <draw:frame draw:style-name="standard" draw:layer="layout" svg:width="15.056cm" svg:height="6.836cm" svg:x="6.405cm" svg:y="7.6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Object type</text:p>
              </table:table-cell>
              <table:table-cell>
                <text:p text:style-name="P2">Category</text:p>
              </table:table-cell>
              <table:table-cell>
                <text:p text:style-name="P2">Mutable?</text:p>
              </table:table-cell>
            </table:table-row>
            <table:table-row table:style-name="ro2" table:default-cell-style-name="ce1">
              <table:table-cell>
                <text:p text:style-name="P2">Numbers </text:p>
              </table:table-cell>
              <table:table-cell>
                <text:p text:style-name="P2">Numeric </text:p>
              </table:table-cell>
              <table:table-cell>
                <text:p text:style-name="P2">No</text:p>
              </table:table-cell>
            </table:table-row>
            <table:table-row table:style-name="ro2" table:default-cell-style-name="ce1">
              <table:table-cell>
                <text:p text:style-name="P2">Strings</text:p>
              </table:table-cell>
              <table:table-cell>
                <text:p text:style-name="P2">Sequence </text:p>
              </table:table-cell>
              <table:table-cell>
                <text:p text:style-name="P2">No</text:p>
              </table:table-cell>
            </table:table-row>
            <table:table-row table:style-name="ro2" table:default-cell-style-name="ce1">
              <table:table-cell>
                <text:p text:style-name="P2">Files</text:p>
              </table:table-cell>
              <table:table-cell>
                <text:p text:style-name="P2">Extension</text:p>
              </table:table-cell>
              <table:table-cell>
                <text:p text:style-name="P2">N/A</text:p>
              </table:table-cell>
            </table:table-row>
            <table:table-row table:style-name="ro2" table:default-cell-style-name="ce1">
              <table:table-cell>
                <text:p text:style-name="P2">Lists </text:p>
              </table:table-cell>
              <table:table-cell>
                <text:p text:style-name="P2">Sequence </text:p>
              </table:table-cell>
              <table:table-cell>
                <text:p text:style-name="P2">Yes</text:p>
              </table:table-cell>
            </table:table-row>
            <table:table-row table:style-name="ro2" table:default-cell-style-name="ce1">
              <table:table-cell>
                <text:p text:style-name="P2">Dictionaries </text:p>
              </table:table-cell>
              <table:table-cell>
                <text:p text:style-name="P2">Mapping </text:p>
              </table:table-cell>
              <table:table-cell>
                <text:p text:style-name="P2">Yes</text:p>
              </table:table-cell>
            </table:table-row>
            <table:table-row table:style-name="ro2" table:default-cell-style-name="ce1">
              <table:table-cell>
                <text:p text:style-name="P2">Tuples </text:p>
              </table:table-cell>
              <table:table-cell>
                <text:p text:style-name="P2">Sequence </text:p>
              </table:table-cell>
              <table:table-cell>
                <text:p text:style-name="P2">No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draw:layer="layout" svg:width="14.578cm" svg:height="1.016cm" svg:x="6.504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Python Lists 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3">Lists are one-dimensional arrays</text:span></text:p>
              </text:list-item>
              <text:list-item>
                <text:p text:style-name="P5"><text:span text:style-name="T4">Every list begins and ends with square brackets and the elements are separated by commas.</text:span></text:p>
              </text:list-item>
              <text:list-item>
                <text:p text:style-name="P4"><text:span text:style-name="T3">They can store data of different types in a sequence (strings, floats, integers, logical T/F). </text:span><text:span text:style-name="T5">They can even store lists.</text:span></text:p>
              </text:list-item>
              <text:list-item>
                <text:p text:style-name="P4"><text:span text:style-name="T3">Lists are </text:span><text:span text:style-name="T5">mutable</text:span><text:span text:style-name="T3">, meaning you can edit it directly (strings are not, you need to save a new one)</text:span></text:p>
              </text:list-item>
              <text:list-item>
                <text:p text:style-name="P4"><text:span text:style-name="T3">Unlike a string, this sequence is in </text:span><text:span text:style-name="T5">convenient chunks </text:span></text:p>
              </text:list-item>
            </text:list>
          </draw:text-box>
        </draw:frame>
        <draw:frame draw:style-name="gr3" draw:text-style-name="P6" draw:layer="layout" svg:width="19.108cm" svg:height="3.095cm" svg:x="4.768cm" svg:y="15.494cm">
          <draw:text-box>
            <text:p><text:span text:style-name="T6">&gt;&gt;&gt; mygenes = ['BRCA1','FGF21','OR45F']</text:span></text:p>
            <text:p><text:span text:style-name="T6">&gt;&gt;&gt; data1 = ['Tigers',15,2423.333,True,'3 cubs']</text:span></text:p>
            <text:p><text:span text:style-name="T6">&gt;&gt;&gt; data1</text:span></text:p>
            <text:p><text:span text:style-name="T6">['Tigers', 15, 2423.333, True, '3 cubs'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3T1">
        <office:forms form:automatic-focus="false" form:apply-design-mode="false"/>
        <draw:frame presentation:style-name="pr3" draw:layer="layout" svg:width="25.199cm" svg:height="3.506cm" svg:x="1.4cm" svg:y="0.937cm" presentation:class="title">
          <draw:text-box>
            <text:p>Combining numbers, strings, and lists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The + operator is cool in Python because it can combine elements across data types</text:span></text:p>
              </text:list-item>
              <text:list-item>
                <text:p text:style-name="P5"><text:span text:style-name="T2">In numbers, it adds the two values, but in lists and strings, it joins the elements together</text:span></text:p>
              </text:list-item>
              <text:list-item>
                <text:p text:style-name="P5"><text:span text:style-name="T2">The – operator, unfortunately, only works for numbers</text:span></text:p>
              </text:list-item>
            </text:list>
          </draw:text-box>
        </draw:frame>
        <draw:frame draw:style-name="gr4" draw:text-style-name="P7" draw:layer="layout" svg:width="22.86cm" svg:height="4.517cm" svg:x="2.794cm" svg:y="12.247cm">
          <draw:text-box>
            <text:p text:style-name="P2"><text:span text:style-name="T6">&gt;&gt;&gt; 4 + 6</text:span></text:p>
            <text:p text:style-name="P2"><text:span text:style-name="T6">10</text:span></text:p>
            <text:p text:style-name="P2"><text:span text:style-name="T6">&gt;&gt;&gt; '4' + '6'</text:span></text:p>
            <text:p text:style-name="P2"><text:span text:style-name="T6">'46'</text:span></text:p>
            <text:p text:style-name="P2"><text:span text:style-name="T6">&gt;&gt;&gt; [4] + [6]</text:span></text:p>
            <text:p text:style-name="P2"><text:span text:style-name="T6">[4, 6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Lists can store other lists!</text:p>
          </draw:text-box>
        </draw:frame>
        <draw:frame presentation:style-name="pr6" draw:text-style-name="P5" draw:layer="layout" svg:width="25.199cm" svg:height="6.262cm" svg:x="1.4cm" svg:y="4.914cm" presentation:class="outline" presentation:user-transformed="true">
          <draw:text-box>
            <text:list text:style-name="L4">
              <text:list-item>
                <text:p text:style-name="P5"><text:span text:style-name="T2">List of lists allow you to build a </text:span><text:span text:style-name="T4">multidimensional array of mixed data types</text:span><text:span text:style-name="T2">. This is big deal because all biological data spreadsheets pretty much fall under this category</text:span></text:p>
              </text:list-item>
              <text:list-item>
                <text:p text:style-name="P5"><text:span text:style-name="T2">Note that some elements of the sublist are floats, some are strings. Some can even be placeholders, like the 0.0 I used.</text:span></text:p>
              </text:list-item>
            </text:list>
          </draw:text-box>
        </draw:frame>
        <draw:frame draw:style-name="gr5" draw:text-style-name="P6" draw:layer="layout" svg:width="22.86cm" svg:height="7.366cm" svg:x="2.794cm" svg:y="11.684cm">
          <draw:text-box>
            <text:p><text:span text:style-name="T6">[['A1BG', 'ILMN_2055271', 'cg03123289', -1.1915, -0.2185, 0.0, 0.0, 0.0, 0.0, 0.0, 0.0, 0.0, 0.0, 0.0, 0.0, 0.0, 0.0, 0.0, 0.7025, 1.9365, 0.0, 0.0, 0.0, 0.0, 0.0, 0.0, 0.0, 0.0, 0.0, 0.0, 0.0, 0.0, 0.0, 3.3119, -0.2319, 1.0, 0.0, 0.0, 0.0, -0.1537, 0.1468, -1.0, 0.1352, -0.6589, 1.0, 0.0, 0.0, 0.0, -3.2305, 1.0189, -1.0, 0.0, 0.0, 0.0, 0.0, 0.0, 0.0, 0.0, 0.0, 0.0, 0.0, 0.0, 0.0, 0.0, 0.0, 0.0, 0.0974, 0.3849, 0.0, ]</text:span></text:p>
            <text:p><text:span text:style-name="T6">['A1BG', 'ILMN_2055271', 'cg03630821', -1.1915, 0.0475, -1.0, 0.0, 0.0, 0.0, 0.0, 0.0, 0.0, 0.0, 0.0, 0.0, 0.0, 0.0, 0.0, 0.7025, 0.5401, 0.0, 0.0, 0.0, 0.0, 0.0, 0.0, 0.0, 0.0, 0.0, 0.0, 0.0, 0.0, 0.0, 3.3119, 0.2522, 0.0, 0.0, 0.0, 0.0, -0.1537, 0.2327, -1.0, 0.1352, 0.4055, 0.0, 0.0, 0.0, 0.0, -3.2305, 0.9767, -1.0, 0.0, 0.0, 0.0, 0.0, 0.0, 0.0, 0.0, 0.0, 0.0, 0.0, 0.0, 0.0, 0.0, 0.0, 0.0, 0.0974, -0.059, 1.0, ]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 presentation:user-transformed="true">
          <draw:text-box>
            <text:p>Lists can store other lists!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4">Every list within a list also begins and ends with square brackets and the elements are also separated by commas.</text:span></text:p>
              </text:list-item>
              <text:list-item>
                <text:p text:style-name="P5"><text:span text:style-name="T2">Lists-in-lists are created the same way lists are, but with a list as an element of a larger list. Usually the larger list holds together </text:span><text:span text:style-name="T7">smaller lists of the same size</text:span></text:p>
              </text:list-item>
              <text:list-item>
                <text:p text:style-name="P5"><text:span text:style-name="T2">Each element of a sublist represents a different column of information</text:span></text:p>
              </text:list-item>
              <text:list-item>
                <text:p text:style-name="P5"><text:span text:style-name="T2">When we learn later today about pulling data off of files, lists of lists are an invaluable way to organize the information</text:span></text:p>
              </text:list-item>
            </text:list>
          </draw:text-box>
        </draw:frame>
        <draw:frame draw:style-name="gr4" draw:text-style-name="P6" draw:layer="layout" svg:width="22.86cm" svg:height="3.048cm" svg:x="2.794cm" svg:y="14.732cm">
          <draw:text-box>
            <text:p><text:span text:style-name="T6">&gt;&gt;&gt; mydata1 = [['AGCATGGTTCA', 3, 2, 3, 3],['GGGTTATACAT', 3, 1, 3, 4]]</text:span></text:p>
            <text:p><text:span text:style-name="T6">&gt;&gt;&gt; mydata1</text:span></text:p>
            <text:p><text:span text:style-name="T6">[['AGCATGGTTCA', 3, 2, 3, 3], ['GGGTTATACAT', 3, 1, 3, 4]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4T14">
        <draw:frame presentation:style-name="pr3" draw:layer="layout" svg:width="25.199cm" svg:height="3.506cm" svg:x="1.4cm" svg:y="0.937cm" presentation:class="title">
          <draw:text-box>
            <text:p>Slicing Strings in Python</text:p>
          </draw:text-box>
        </draw:frame>
        <draw:frame presentation:style-name="pr7" draw:text-style-name="P9" draw:layer="layout" svg:width="25.199cm" svg:height="10.073cm" svg:x="1.4cm" svg:y="4.414cm" presentation:class="outline" presentation:user-transformed="true">
          <draw:text-box>
            <text:list text:style-name="L4">
              <text:list-item>
                <text:p><text:span text:style-name="T8">Python has a 0-based numbering system, so counting goes: 0, 1, 2, 3, 4, etc.</text:span></text:p>
              </text:list-item>
              <text:list-item>
                <text:p><text:span text:style-name="T8">Indexing </text:span><text:span text:style-name="T5">[beg:end:step]</text:span></text:p>
                <text:list>
                  <text:list-item>
                    <text:p><text:span text:style-name="T8">Beginning: count to the letter you want starting by 0</text:span></text:p>
                  </text:list-item>
                  <text:list-item>
                    <text:p><text:span text:style-name="T8">End: (n-1) by the 0-based system</text:span></text:p>
                  </text:list-item>
                  <text:list-item>
                    <text:p><text:span text:style-name="T8">Step: 1 is every letter, 2 is every second letter, 3 is every third, etc.</text:span></text:p>
                  </text:list-item>
                </text:list>
              </text:list-item>
              <text:list-item>
                <text:p><text:span text:style-name="T8">If </text:span><text:span text:style-name="T5">beg</text:span><text:span text:style-name="T8"> or </text:span><text:span text:style-name="T5">end</text:span><text:span text:style-name="T8"> is negative, it will count backwards from the end of the string</text:span></text:p>
              </text:list-item>
              <text:list-item>
                <text:p><text:span text:style-name="T8">If </text:span><text:span text:style-name="T5">beg</text:span><text:span text:style-name="T8"> or </text:span><text:span text:style-name="T5">end</text:span><text:span text:style-name="T8"> is left out, it defaults to 0 and the end, respectively</text:span></text:p>
              </text:list-item>
              <text:list-item>
                <text:p><text:span text:style-name="T8">You can </text:span><text:span text:style-name="T5">reverse</text:span><text:span text:style-name="T8"> a string by adding [::-1] to the slice or string</text:span></text:p>
              </text:list-item>
            </text:list>
          </draw:text-box>
        </draw:frame>
        <draw:frame draw:style-name="gr6" draw:text-style-name="P7" draw:layer="layout" svg:width="12.15cm" svg:height="3.806cm" svg:x="1.478cm" svg:y="15.547cm">
          <draw:text-box>
            <text:p text:style-name="P2"><text:span text:style-name="T6">&gt;&gt;&gt; dna = 'CGGT</text:span><text:span text:style-name="T9">T</text:span><text:span text:style-name="T10">A</text:span><text:span text:style-name="T9">A</text:span><text:span text:style-name="T10">T</text:span><text:span text:style-name="T9">A</text:span><text:span text:style-name="T10">G</text:span><text:span text:style-name="T6">GGACTCTC'</text:span></text:p>
            <text:p text:style-name="P2"><text:span text:style-name="T6">&gt;&gt;&gt; dna[4:10:2]</text:span></text:p>
            <text:p text:style-name="P2"><text:span text:style-name="T6">'TAA' </text:span></text:p>
            <text:p text:style-name="P2"><text:span text:style-name="T6">&gt;&gt;&gt; dna[-2:-1]</text:span></text:p>
            <text:p text:style-name="P2"><text:span text:style-name="T6">'CT'</text:span></text:p>
          </draw:text-box>
        </draw:frame>
        <draw:frame draw:style-name="gr7" draw:text-style-name="P7" draw:layer="layout" svg:width="12.15cm" svg:height="3.757cm" svg:x="14.328cm" svg:y="15.547cm">
          <draw:text-box>
            <text:p text:style-name="P2"><text:span text:style-name="T6">&gt;&gt;&gt; dna[2:]</text:span></text:p>
            <text:p text:style-name="P2"><text:span text:style-name="T6">'GTTAATAGGGACTCTC'</text:span></text:p>
            <text:p text:style-name="P2"><text:span text:style-name="T6">&gt;&gt;&gt; dna[2:][::-1]</text:span></text:p>
            <text:p text:style-name="P2"><text:span text:style-name="T6">'CTCTCAGGGATAATTG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Indexing lists is similar to strings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For a list of lists, the first index tells you which sublist, and the second index tells you which element of said sublist</text:span></text:p>
              </text:list-item>
              <text:list-item>
                <text:p text:style-name="P5"><text:span text:style-name="T2">List slicing can do all of the things that string slicing can do (but if you want to slice a list of lists, only the last index can be a slice)</text:span></text:p>
              </text:list-item>
              <text:list-item>
                <text:p text:style-name="P5"><text:span text:style-name="T4">You can replace list elements with indexing</text:span></text:p>
              </text:list-item>
            </text:list>
          </draw:text-box>
        </draw:frame>
        <draw:frame draw:style-name="gr4" draw:text-style-name="P6" draw:layer="layout" svg:width="22.86cm" svg:height="8.072cm" svg:x="2.54cm" svg:y="11.232cm">
          <draw:text-box>
            <text:p><text:span text:style-name="T6">&gt;&gt;&gt; data1 = ['Tigers',15,2423.333,True,'3 cubs']</text:span></text:p>
            <text:p><text:span text:style-name="T6">&gt;&gt;&gt; data1[1:4]</text:span></text:p>
            <text:p><text:span text:style-name="T6">[15, 2423.333, True]</text:span></text:p>
            <text:p><text:span text:style-name="T6">&gt;&gt;&gt; mydata1 = [['AGCATGGTTCA', 3, 2, 3, 3],['GGGTTATACAT', 3, 1, 3, 4]]</text:span></text:p>
            <text:p><text:span text:style-name="T6">&gt;&gt;&gt; mydata1[0][2]</text:span></text:p>
            <text:p><text:span text:style-name="T6">2</text:span></text:p>
            <text:p><text:span text:style-name="T6">&gt;&gt;&gt; mydata1[0][2:5:2]</text:span></text:p>
            <text:p><text:span text:style-name="T6">[2, 3]</text:span></text:p>
            <text:p><text:span text:style-name="T6">&gt;&gt;&gt; mydata1[1][0] = 'helloworld'</text:span></text:p>
            <text:p><text:span text:style-name="T6">&gt;&gt;&gt; mydata1</text:span></text:p>
            <text:p><text:span text:style-name="T6">[['AGCATGGTTCA', 3, 3, 2, 3], ['helloworld', 3, 1, 3, 4]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4T14">
        <draw:frame presentation:style-name="pr8" draw:layer="layout" svg:width="25.199cm" svg:height="3.506cm" svg:x="1.4cm" svg:y="0.937cm" presentation:class="title">
          <draw:text-box>
            <text:p>String Methods and Functions</text:p>
          </draw:text-box>
        </draw:frame>
        <draw:frame presentation:style-name="pr9" draw:text-style-name="P4" draw:layer="layout" svg:width="25.199cm" svg:height="8.973cm" svg:x="1.4cm" svg:y="4.914cm" presentation:class="outline" presentation:user-transformed="true">
          <draw:text-box>
            <text:list text:style-name="L4">
              <text:list-item>
                <text:p><text:span text:style-name="T3">This is a method: </text:span><text:span text:style-name="T5">string.method()</text:span></text:p>
                <text:list>
                  <text:list-item>
                    <text:p><text:span text:style-name="T8">dna.count('A') # counts the number of adenines in your sequence</text:span></text:p>
                  </text:list-item>
                  <text:list-item>
                    <text:p><text:span text:style-name="T8">dna.find('GGGA') # finds exact motif and returns index (or -1)</text:span></text:p>
                  </text:list-item>
                  <text:list-item>
                    <text:p><text:span text:style-name="T8">dna.replace('GG', 'CC') # replaces all occurrences of 'GG' with 'CC'</text:span></text:p>
                  </text:list-item>
                  <text:list-item>
                    <text:p><text:span text:style-name="T8">And many, many more! (The real power of strings comes with </text:span><text:span text:style-name="T5">regular expressions</text:span><text:span text:style-name="T8"> that deal with inexact matches, which will be covered later)</text:span>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25.199cm" svg:height="5.808cm" svg:x="1.4cm" svg:y="13.474cm" presentation:class="outline" presentation:user-transformed="true">
          <draw:text-box>
            <text:list text:style-name="L4">
              <text:list-item>
                <text:p><text:span text:style-name="T3">This is a function: </text:span><text:span text:style-name="T5">function(string)</text:span></text:p>
                <text:list>
                  <text:list-item>
                    <text:p><text:span text:style-name="T3">len(dna) # gives you the length of the sequence</text:span></text:p>
                  </text:list-item>
                  <text:list-item>
                    <text:p><text:span text:style-name="T3">str(anything) # turns anything (like numbers) into a string</text:span></text:p>
                  </text:list-item>
                  <text:list-item>
                    <text:p><text:span text:style-name="T3">And many more! (I rarely use functions on strings, TB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List methods and functions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2">As you would expect, lists also use functions and methods the exact same way as strings, but they do different things</text:span></text:p>
              </text:list-item>
              <text:list-item>
                <text:p text:style-name="P5"><text:span text:style-name="T2">In fact, lists and strings, because they are both sequences, share a lot of similar functions and methods. Give some of them a try!</text:span></text:p>
              </text:list-item>
              <text:list-item>
                <text:p><text:span text:style-name="T2">One really neat function for lists is range()</text:span></text:p>
              </text:list-item>
            </text:list>
          </draw:text-box>
        </draw:frame>
        <draw:frame draw:style-name="gr4" draw:text-style-name="P6" draw:layer="layout" svg:width="22.86cm" svg:height="7.361cm" svg:x="2.794cm" svg:y="11.181cm">
          <draw:text-box>
            <text:p text:style-name="P6">&gt;&gt;&gt; mydata1</text:p>
            <text:p text:style-name="P6">[['AGCATGGTTCA', 3, 2, 3, 3], ['GGGTTATACAT', 3, 1, 3, 4]]</text:p>
            <text:p text:style-name="P6">&gt;&gt;&gt; mydata1[1].index(1)</text:p>
            <text:p text:style-name="P6">2</text:p>
            <text:p text:style-name="P6">&gt;&gt;&gt; mydata1[1].count(3)</text:p>
            <text:p text:style-name="P6">2</text:p>
            <text:p text:style-name="P6">&gt;&gt;&gt; mydata1[1][0].count('T')</text:p>
            <text:p text:style-name="P6">4</text:p>
            <text:p text:style-name="P6">&gt;&gt;&gt; range(9)</text:p>
            <text:p text:style-name="P6">[0, 1, 2, 3, 4, 5, 6, 7, 8]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 presentation:user-transformed="true">
          <draw:text-box>
            <text:p>List methods and functions</text:p>
          </draw:text-box>
        </draw:frame>
        <draw:frame presentation:style-name="pr5" draw:layer="layout" svg:width="25.199cm" svg:height="12.792cm" svg:x="1.4cm" svg:y="4.914cm" presentation:class="outline" presentation:user-transformed="true">
          <draw:text-box>
            <text:list text:style-name="L4">
              <text:list-item>
                <text:p>Some important (new) methods for lists:</text:p>
                <text:list>
                  <text:list-item>
                    <text:p><text:span text:style-name="T11">List.pop(i)</text:span> will “pop” out a list item, and you can specify the index. This is permanent.</text:p>
                  </text:list-item>
                  <text:list-item>
                    <text:p><text:span text:style-name="T11">List.insert(pos, ele)</text:span> will insert the element at the given position. This is permanent.</text:p>
                  </text:list-item>
                  <text:list-item>
                    <text:p><text:span text:style-name="T11">List.join('delim')</text:span> will join the elements of the list together if they are all strings by a delimiter (its opposite is string.split())</text:p>
                  </text:list-item>
                  <text:list-item>
                    <text:p><text:span text:style-name="T11">List.append(ele)</text:span> will append an element to the end of the specified list. This is perman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List methods and functions</text:p>
          </draw:text-box>
        </draw:frame>
        <draw:frame draw:style-name="gr8" draw:text-style-name="P7" draw:layer="layout" svg:width="22.86cm" svg:height="13.339cm" svg:x="2.54cm" svg:y="4.443cm">
          <draw:text-box>
            <text:p text:style-name="P7">&gt;&gt;&gt; #we make a new string with some commas separating sequences</text:p>
            <text:p text:style-name="P7">&gt;&gt;&gt; mydata2 = 'AGCATGGTTCA,TTTGACGACG,TTCGCAGCTCA'</text:p>
            <text:p text:style-name="P7">&gt;&gt;&gt; mydata3 = mydata2.split(',') # split will create a list where every element is what came before or after the <text:span text:style-name="T11">delimiter</text:span> (in this case, a comma)</text:p>
            <text:p text:style-name="P7">&gt;&gt;&gt; mydata3</text:p>
            <text:p text:style-name="P7">['AGCATGGTTCA', 'TTTGACGACG', 'TTCGCAGCTCA']</text:p>
            <text:p text:style-name="P7">&gt;&gt; #how do I reverse it but change the delimiter? Use join()</text:p>
            <text:p text:style-name="P7">&gt;&gt;&gt; ' '.join(mydata3)</text:p>
            <text:p text:style-name="P7">'AGCATGGTTCA TTTGACGACG TTCGCAGCTCA'</text:p>
            <text:p text:style-name="P7">&gt;&gt;&gt; mydata3</text:p>
            <text:p text:style-name="P7">['AGCATGGTTCA', 'TTTGACGACG', 'TTCGCAGCTCA']</text:p>
            <text:p text:style-name="P7">&gt;&gt;&gt; mydata2</text:p>
            <text:p text:style-name="P7">'AGCATGGTTCA,TTTGACGACG,TTCGCAGCTCA'</text:p>
            <text:p text:style-name="P7">&gt;&gt;&gt; mydata3.append('helloworld')</text:p>
            <text:p text:style-name="P7">&gt;&gt;&gt; mydata3</text:p>
            <text:p text:style-name="P7">['AGCATGGTTCA', 'TTTGACGACG', 'TTCGCAGCTCA', 'helloworld']</text:p>
            <text:p text:style-name="P7">&gt;&gt;&gt; #append() changes it in-place, so the change to the list is permanent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List methods and functions</text:p>
          </draw:text-box>
        </draw:frame>
        <draw:frame draw:style-name="gr8" draw:text-style-name="P6" draw:layer="layout" svg:width="22.86cm" svg:height="13.339cm" svg:x="2.54cm" svg:y="4.443cm">
          <draw:text-box>
            <text:p text:style-name="P6">&gt;&gt;&gt; mydata1</text:p>
            <text:p text:style-name="P6">[['AGCATGGTTCA', 3, 2, 3, 3], ['GGGTTATACAT', 3, 1, 3, 4]]</text:p>
            <text:p text:style-name="P6">&gt;&gt;&gt; mydatacp = mydata1[:] <text:span text:style-name="T11">#make a copy of your list array</text:span></text:p>
            <text:p text:style-name="P6">&gt;&gt;&gt; mydata1.pop()</text:p>
            <text:p text:style-name="P6">['GGGTTATACAT', 3, 1, 3, 4] <text:span text:style-name="T11">#pop removes the first item of the list by default</text:span></text:p>
            <text:p text:style-name="P6">&gt;&gt;&gt; mydata1</text:p>
            <text:p text:style-name="P6">[['AGCATGGTTCA', 3, 2, 3, 3]] #it changes the original list permanently</text:p>
            <text:p text:style-name="P6">&gt;&gt;&gt; mydata1 = mydatacp #refresh with your copy</text:p>
            <text:p text:style-name="P6">&gt;&gt;&gt; mydata1[0].pop(3) #use indexing to make it more specific</text:p>
            <text:p text:style-name="P6">3</text:p>
            <text:p text:style-name="P6">&gt;&gt;&gt; mydata1</text:p>
            <text:p text:style-name="P6">[['AGCATGGTTCA', 3, 2, 3], ['GGGTTATACAT', 3, 1, 3, 4]]</text:p>
            <text:p text:style-name="P6">&gt;&gt;&gt; mydata1[0].insert(1,3) <text:span text:style-name="T11">#insert does the opposite of pop</text:span></text:p>
            <text:p text:style-name="P6">&gt;&gt;&gt; mydata1 #a 3 should be inserted at position 1 of sublist 0</text:p>
            <text:p text:style-name="P6">[['AGCATGGTTCA', 3, 3, 2, 3], ['GGGTTATACAT', 3, 1, 3, 4]]</text:p>
            <text:p text:style-name="P6">&gt;&gt;&gt; #of course now the data is wrong information :P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4T14">
        <draw:frame presentation:style-name="pr8" draw:layer="layout" svg:width="25.199cm" svg:height="3.506cm" svg:x="1.4cm" svg:y="0.937cm" presentation:class="title">
          <draw:text-box>
            <text:p>Problem Solving</text:p>
          </draw:text-box>
        </draw:frame>
        <draw:frame presentation:style-name="pr11" draw:text-style-name="P4" draw:layer="layout" svg:width="25.199cm" svg:height="6.155cm" svg:x="1.4cm" svg:y="4.914cm" presentation:class="outline" presentation:user-transformed="true">
          <draw:text-box>
            <text:list text:style-name="L4">
              <text:list-item>
                <text:p><text:span text:style-name="T3">Go to </text:span><text:span text:style-name="T5">sacklerpython.wordpress.com</text:span><text:span text:style-name="T3"> and download the file '</text:span><text:span text:style-name="T5">tumorvsnormal.csv</text:span><text:span text:style-name="T3">' into your </text:span><text:span text:style-name="T5">myPython</text:span><text:span text:style-name="T3"> folder (your active folder in Python should still be this folder)</text:span></text:p>
              </text:list-item>
              <text:list-item>
                <text:p><text:span text:style-name="T3">Now in your Python interpreter, type the following to open the file:</text:span></text:p>
                <text:list>
                  <text:list-item>
                    <text:p><text:span text:style-name="T3">After typing the colon, hit Enter and then Tab before typing 'dna' to indent the second line (it's a long story, I'll explain later)</text:span>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18.804cm" svg:height="4.517cm" svg:x="4.572cm" svg:y="11.684cm">
          <draw:text-box>
            <text:p text:style-name="P2"><text:span text:style-name="T6">&gt;&gt;&gt; </text:span><text:span text:style-name="T10">with open('tumorvsnormal.csv', 'r') as file:</text:span></text:p>
            <text:p text:style-name="P2"><text:span text:style-name="T10"><text:tab/></text:span><text:span text:style-name="T10"><text:tab/></text:span><text:span text:style-name="T10">data = file.read().splitlines()</text:span></text:p>
            <text:p text:style-name="P2"><text:span text:style-name="T10">&gt;&gt;&gt; data</text:span></text:p>
            <text:p text:style-name="P2"><text:span text:style-name="T10">['chr1\t14907\tA\tG\t689\t574', 'chr1\t14930\tA\tG\t790\t668', 'chr1\t14933\tG\tA\t1009\t443']</text:span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3T1">
        <draw:frame presentation:style-name="pr8" draw:layer="layout" svg:width="25.199cm" svg:height="3.506cm" svg:x="1.4cm" svg:y="0.937cm" presentation:class="title">
          <draw:text-box>
            <text:p>Problem Solving</text:p>
          </draw:text-box>
        </draw:frame>
        <draw:frame presentation:style-name="pr5" draw:text-style-name="P5" draw:layer="layout" svg:width="25.199cm" svg:height="12.297cm" svg:x="1.4cm" svg:y="4.914cm" presentation:class="outline" presentation:user-transformed="true">
          <draw:text-box>
            <text:list text:style-name="L4">
              <text:list-header>
                <text:p text:style-name="P5"><text:span text:style-name="T4">Remember that everything we trudge through today is easily automated, but you need to understand the process</text:span></text:p>
              </text:list-header>
              <text:list-item>
                <text:p text:style-name="P5"><text:span text:style-name="T2">Problem 1: Create an empty list and name it </text:span><text:span text:style-name="T4">tdata</text:span><text:span text:style-name="T2">. An empty list is two brackets with nothing in between (Python ignores spaces)</text:span></text:p>
              </text:list-item>
              <text:list-item>
                <text:p text:style-name="P5"><text:span text:style-name="T2">Problem 2: Assign the first string of </text:span><text:span text:style-name="T4">data</text:span><text:span text:style-name="T2"> to a variable called</text:span><text:span text:style-name="T4"> temp</text:span><text:span text:style-name="T2">. Using one specific method mentioned earlier, turn the string with the '\t' delimiters into a list. '\t' is the programming shorthand for a Tab. Remember to assign what you do to a variable.</text:span></text:p>
              </text:list-item>
              <text:list-item>
                <text:p text:style-name="P5"><text:span text:style-name="T2">Problem 3: Append that to your empty list. Do not assign this one to a variable because appending changes things permanently.</text:span></text:p>
              </text:list-item>
              <text:list-item>
                <text:p text:style-name="P5"><text:span text:style-name="T2">Problem 4: Do this for the other two list item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3T1">
        <draw:frame presentation:style-name="pr3" draw:layer="layout" svg:width="25.199cm" svg:height="3.506cm" svg:x="1.4cm" svg:y="0.937cm" presentation:class="title">
          <draw:text-box>
            <text:p>Problem Solving</text:p>
          </draw:text-box>
        </draw:frame>
        <draw:frame draw:style-name="gr8" draw:text-style-name="P6" draw:layer="layout" svg:width="22.86cm" svg:height="14.471cm" svg:x="2.54cm" svg:y="4.444cm">
          <draw:text-box>
            <text:p text:style-name="P6">&gt;&gt;&gt; with open('tumorvsnormal.csv', 'r') as file:</text:p>
            <text:p text:style-name="P6">... <text:s text:c="4"/>data = file.read().splitlines()</text:p>
            <text:p text:style-name="P6">... </text:p>
            <text:p text:style-name="P6">&gt;&gt;&gt; data</text:p>
            <text:p text:style-name="P6">['chr1\t14907\tA\tG\t689\t574', 'chr1\t14930\tA\tG\t790\t668', 'chr1\t14933\tG\tA\t1009\t443']</text:p>
            <text:p text:style-name="P6">&gt;&gt;&gt; tdata = []</text:p>
            <text:p text:style-name="P6">&gt;&gt;&gt; temp = data[0]</text:p>
            <text:p text:style-name="P6">&gt;&gt;&gt; temp = temp.split('\t')</text:p>
            <text:p text:style-name="P6">&gt;&gt;&gt; tdata.append(temp)</text:p>
            <text:p text:style-name="P6">&gt;&gt;&gt; temp = data[1]</text:p>
            <text:p text:style-name="P6">&gt;&gt;&gt; temp = temp.split('\t')</text:p>
            <text:p text:style-name="P6">&gt;&gt;&gt; tdata.append(temp)</text:p>
            <text:p text:style-name="P6">&gt;&gt;&gt; temp = data[2]</text:p>
            <text:p text:style-name="P6">&gt;&gt;&gt; temp = temp.split('\t')</text:p>
            <text:p text:style-name="P6">&gt;&gt;&gt; tdata.append(temp)</text:p>
            <text:p text:style-name="P6">&gt;&gt;&gt; tdata</text:p>
            <text:p text:style-name="P6">[['chr1', '14907', 'A', 'G', '689', '574'], ['chr1', '14930', 'A', 'G', '790', '668'], ['chr1', '14933', 'G', 'A', '1009', '443']]</text:p>
            <text:p text:style-name="P6">&gt;&gt;&gt; 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ourth Eye</meta:initial-creator>
    <meta:creation-date>2013-09-29T15:43:49</meta:creation-date>
    <dc:date>2013-09-30T12:01:41</dc:date>
    <dc:creator>Fourth Eye</dc:creator>
    <meta:editing-duration>PT15H59M16S</meta:editing-duration>
    <meta:editing-cycles>11</meta:editing-cycles>
    <meta:generator>LibreOffice/3.5$Linux_x86 LibreOffice_project/350m1$Build-2</meta:generator>
    <meta:document-statistic meta:object-count="106"/>
  </office:meta>
</office:document-meta>
</file>